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nl" fo:country="BE" officeooo:paragraph-rsid="0014fb0c" style:font-size-asian="12pt"/>
    </style:style>
    <style:style style:name="P2" style:family="paragraph" style:parent-style-name="Standard">
      <style:text-properties style:font-name="Times New Roman" fo:font-size="12pt" fo:language="nl" fo:country="BE" fo:font-weight="bold" officeooo:paragraph-rsid="0014fb0c" style:font-size-asian="12pt" style:font-weight-asian="bold" style:font-weight-complex="bold"/>
    </style:style>
    <style:style style:name="P3" style:family="paragraph" style:parent-style-name="Standard">
      <style:text-properties style:font-name="Times New Roman" fo:font-size="12pt" fo:language="nl" fo:country="NL" fo:font-weight="bold" officeooo:paragraph-rsid="0014fb0c" style:font-size-asian="12pt" style:font-weight-asian="bold" style:font-weight-complex="bold"/>
    </style:style>
    <style:style style:name="P4" style:family="paragraph" style:parent-style-name="Standard">
      <style:paragraph-properties style:line-height-at-least="0.2362in"/>
      <style:text-properties style:font-name="Times New Roman" fo:font-size="12pt" fo:language="nl" fo:country="NL" fo:font-weight="bold" officeooo:paragraph-rsid="0014fb0c" style:font-size-asian="12pt" style:font-weight-asian="bold" style:font-weight-complex="bold"/>
    </style:style>
    <style:style style:name="P5" style:family="paragraph" style:parent-style-name="Standard">
      <style:text-properties style:font-name="Times New Roman" fo:font-size="12pt" fo:language="nl" fo:country="NL" fo:font-weight="bold" officeooo:paragraph-rsid="0014fb0c" style:font-size-asian="12pt" style:font-weight-asian="bold" style:font-size-complex="12pt"/>
    </style:style>
    <style:style style:name="P6" style:family="paragraph" style:parent-style-name="Standard">
      <style:text-properties style:font-name="Times New Roman" fo:font-size="12pt" fo:language="nl" fo:country="NL" fo:font-weight="bold" officeooo:paragraph-rsid="00177717" style:font-size-asian="12pt" style:font-weight-asian="bold" style:font-size-complex="12pt"/>
    </style:style>
    <style:style style:name="P7" style:family="paragraph" style:parent-style-name="Standard">
      <style:text-properties style:font-name="Times New Roman" fo:font-size="12pt" fo:language="nl" fo:country="NL" fo:font-weight="normal" officeooo:rsid="001cefaf" officeooo:paragraph-rsid="0014fb0c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language="nl" fo:country="NL" fo:font-weight="normal" officeooo:rsid="001ec3b4" officeooo:paragraph-rsid="0014fb0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2362in"/>
      <style:text-properties style:font-name="Times New Roman" fo:font-size="12pt" fo:language="nl" fo:country="NL" officeooo:paragraph-rsid="0014fb0c" style:font-size-asian="12pt"/>
    </style:style>
    <style:style style:name="P10" style:family="paragraph" style:parent-style-name="Standard">
      <style:text-properties style:font-name="Times New Roman" fo:font-size="12pt" fo:language="nl" fo:country="NL" officeooo:paragraph-rsid="0014fb0c" style:font-size-asian="12pt"/>
    </style:style>
    <style:style style:name="P11" style:family="paragraph" style:parent-style-name="Standard">
      <style:text-properties style:font-name="Times New Roman" fo:font-size="12pt" officeooo:paragraph-rsid="0014fb0c" style:font-size-asian="12pt"/>
    </style:style>
    <style:style style:name="P12" style:family="paragraph" style:parent-style-name="Standard">
      <style:text-properties style:font-name="Times New Roman" fo:language="nl" fo:country="BE" officeooo:paragraph-rsid="0014fb0c"/>
    </style:style>
    <style:style style:name="P13" style:family="paragraph" style:parent-style-name="Standard">
      <style:paragraph-properties style:line-height-at-least="0.2362in"/>
      <style:text-properties officeooo:paragraph-rsid="0014fb0c"/>
    </style:style>
    <style:style style:name="P14" style:family="paragraph" style:parent-style-name="Standard">
      <style:paragraph-properties style:line-height-at-least="0.2362in"/>
      <style:text-properties fo:language="nl" fo:country="BE" officeooo:paragraph-rsid="0014fb0c"/>
    </style:style>
    <style:style style:name="P15" style:family="paragraph" style:parent-style-name="Standard">
      <style:text-properties officeooo:paragraph-rsid="0014fb0c"/>
    </style:style>
    <style:style style:name="P16" style:family="paragraph" style:parent-style-name="Standard">
      <style:paragraph-properties fo:margin-left="2.4583in" fo:margin-right="0in" fo:text-indent="0in" style:auto-text-indent="false"/>
      <style:text-properties officeooo:paragraph-rsid="0014fb0c"/>
    </style:style>
    <style:style style:name="P17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fo:language="nl" fo:country="BE" officeooo:paragraph-rsid="0014fb0c"/>
    </style:style>
    <style:style style:name="P18" style:family="paragraph" style:parent-style-name="Heading_20_7">
      <style:text-properties fo:language="nl" fo:country="NL" officeooo:paragraph-rsid="0014fb0c"/>
    </style:style>
    <style:style style:name="P19" style:family="paragraph" style:parent-style-name="Heading_20_7">
      <style:text-properties fo:color="#00000a" fo:font-size="14pt" fo:language="nl" fo:country="NL" fo:font-style="normal" officeooo:paragraph-rsid="0014fb0c" style:font-size-asian="14pt" style:font-style-asian="normal" style:font-size-complex="14pt"/>
    </style:style>
    <style:style style:name="P20" style:family="paragraph" style:parent-style-name="Heading_20_7">
      <style:text-properties fo:color="#00000a" fo:font-style="normal" fo:font-weight="bold" officeooo:paragraph-rsid="0014fb0c" style:font-style-asian="normal" style:font-weight-asian="bold"/>
    </style:style>
    <style:style style:name="P21" style:family="paragraph" style:parent-style-name="Standard">
      <style:paragraph-properties fo:break-before="page"/>
      <style:text-properties style:font-name="Times New Roman" fo:font-size="12pt" fo:language="nl" fo:country="NL" fo:font-weight="bold" officeooo:paragraph-rsid="0014fb0c" style:font-size-asian="12pt" style:font-weight-asian="bold" style:font-size-complex="12pt"/>
    </style:style>
    <style:style style:name="P22" style:family="paragraph" style:parent-style-name="Heading_20_8">
      <style:paragraph-properties fo:break-before="page"/>
      <style:text-properties fo:color="#00000a" fo:font-size="14pt" fo:language="nl" fo:country="BE" fo:font-weight="bold" officeooo:paragraph-rsid="0014fb0c" style:font-size-asian="14pt" style:font-weight-asian="bold" style:font-size-complex="14pt"/>
    </style:style>
    <style:style style:name="P23" style:family="paragraph" style:parent-style-name="Heading_20_2" style:master-page-name="Standard">
      <style:paragraph-properties style:page-number="auto"/>
      <style:text-properties officeooo:paragraph-rsid="0014fb0c"/>
    </style:style>
    <style:style style:name="P24" style:family="paragraph" style:parent-style-name="Header">
      <style:text-properties officeooo:paragraph-rsid="00163b44"/>
    </style:style>
    <style:style style:name="P25" style:family="paragraph">
      <loext:graphic-properties draw:fill="solid" draw:fill-color="#ffffff"/>
      <style:paragraph-properties fo:text-align="start"/>
      <style:text-properties fo:font-size="18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fo:language="nl" fo:country="BE" style:font-size-asian="12pt"/>
    </style:style>
    <style:style style:name="T2" style:family="text">
      <style:text-properties style:font-name="Times New Roman" fo:font-size="12pt" fo:language="nl" fo:country="BE" fo:font-weight="bold" style:font-size-asian="12pt" style:font-weight-asian="bold" style:font-weight-complex="bold"/>
    </style:style>
    <style:style style:name="T3" style:family="text">
      <style:text-properties style:font-name="Times New Roman" fo:font-size="12pt" fo:language="nl" fo:country="NL" style:font-size-asian="12pt"/>
    </style:style>
    <style:style style:name="T4" style:family="text">
      <style:text-properties style:font-name="Times New Roman" fo:font-size="12pt" fo:language="nl" fo:country="NL" fo:font-weight="bold" style:font-size-asian="12pt" style:font-weight-asian="bold" style:font-weight-complex="bold"/>
    </style:style>
    <style:style style:name="T5" style:family="text">
      <style:text-properties style:font-name="Times New Roman" fo:font-size="12pt" fo:font-weight="bold" style:font-size-asian="12pt" style:font-weight-asian="bold" style:font-weight-complex="bold"/>
    </style:style>
    <style:style style:name="T6" style:family="text">
      <style:text-properties style:font-name="Times New Roman" fo:font-size="12pt" style:font-size-asian="12pt"/>
    </style:style>
    <style:style style:name="T7" style:family="text">
      <style:text-properties style:font-name="Times New Roman" fo:font-size="14pt" fo:language="nl" fo:country="BE" style:font-size-asian="14pt" style:font-size-complex="14pt"/>
    </style:style>
    <style:style style:name="T8" style:family="text">
      <style:text-properties style:font-name="Times New Roman" fo:font-size="11pt" fo:language="nl" fo:country="NL" style:font-size-asian="11pt"/>
    </style:style>
    <style:style style:name="T9" style:family="text">
      <style:text-properties style:font-name="Times New Roman" fo:language="nl" fo:country="NL"/>
    </style:style>
    <style:style style:name="T10" style:family="text">
      <style:text-properties officeooo:rsid="001ec3b4"/>
    </style:style>
    <style:style style:name="T11" style:family="text">
      <style:text-properties style:text-position="super 58%" style:font-name="Times New Roman" fo:font-size="11pt" fo:language="nl" fo:country="NL" style:font-size-asian="11pt"/>
    </style:style>
    <style:style style:name="T12" style:family="text">
      <style:text-properties style:text-position="super 58%" style:font-name="Times New Roman" fo:language="nl" fo:country="NL"/>
    </style:style>
    <style:style style:name="T13" style:family="text">
      <style:text-properties fo:color="#bfbfbf"/>
    </style:style>
    <style:style style:name="T14" style:family="text">
      <style:text-properties fo:font-weight="normal" officeooo:rsid="00177717" style:font-weight-asian="normal" style:font-weight-complex="normal"/>
    </style:style>
    <style:style style:name="T15" style:family="text">
      <style:text-properties officeooo:rsid="00163b44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82in" fo:margin-right="0.1319in" fo:margin-top="0.0083in" fo:margin-bottom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189in" fo:min-width="1.0638in" fo:padding-top="0in" fo:padding-bottom="0in" fo:padding-left="0.1in" fo:padding-right="0in" fo:wrap-option="wrap" fo:margin-left="0.1382in" fo:margin-right="0.1362in" fo:margin-top="0.0126in" fo:margin-bottom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98in" fo:margin-right="0.1311in" fo:margin-top="0.0098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1.4008in" fo:padding-top="0in" fo:padding-bottom="0in" fo:padding-left="0.1in" fo:padding-right="0in" fo:wrap-option="wrap" fo:margin-left="0.1311in" fo:margin-right="0.1398in" fo:margin-top="0.0138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11in" fo:margin-right="0.1398in" fo:margin-top="0.0118in" fo:margin-bottom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307in" fo:min-width="3.0307in" fo:padding-top="0in" fo:padding-bottom="0in" fo:padding-left="0.1in" fo:padding-right="0in" fo:wrap-option="wrap" fo:margin-left="0.1362in" fo:margin-right="0.1402in" fo:margin-top="0.0146in" fo:margin-bottom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9in" fo:margin-right="0.1319in" fo:margin-top="0.0098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19in" fo:margin-right="0.1382in" fo:margin-top="0.0091in" fo:margin-bottom="0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1945in" fo:min-width="3.1756in" fo:padding-top="0.05in" fo:padding-bottom="0.05in" fo:padding-left="0.1in" fo:padding-right="0.1in" fo:wrap-option="wrap" fo:margin-left="0.1311in" fo:margin-right="0.1398in" fo:margin-top="0.0083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3.0256in" fo:padding-top="0in" fo:padding-bottom="0in" fo:padding-left="0.1in" fo:padding-right="0in" fo:wrap-option="wrap" fo:margin-left="0.1311in" fo:margin-right="0.1398in" fo:margin-top="0.0075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756in" fo:min-width="1.9256in" fo:padding-top="0.05in" fo:padding-bottom="0.05in" fo:padding-left="0.1in" fo:padding-right="0.1in" fo:wrap-option="wrap" fo:margin-left="0.1311in" fo:margin-right="0.1398in" fo:margin-top="0.0083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11in" fo:margin-right="0.1398in" fo:margin-top="0.0075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9in" fo:margin-right="0.1398in" fo:margin-top="0.0102in" fo:margin-bottom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.0028in" fo:margin-bottom="0.002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189in" fo:min-width="1.0638in" fo:padding-top="0in" fo:padding-bottom="0in" fo:padding-left="0.1in" fo:padding-right="0in" fo:wrap-option="wrap" fo:margin-left="0.139in" fo:margin-right="0.1346in" fo:margin-top="0.0134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46in" fo:margin-right="0.1346in" fo:margin-top="0.0154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425in" fo:min-width="2.8984in" fo:padding-top="0in" fo:padding-bottom="0in" fo:padding-left="0.1in" fo:padding-right="0in" fo:wrap-option="wrap" fo:margin-left="0.1366in" fo:margin-right="0.1362in" fo:margin-top="0.0063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82in" fo:margin-right="0.1319in" fo:margin-top="0.0126in" fo:margin-bottom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1.4008in" fo:padding-top="0in" fo:padding-bottom="0in" fo:padding-left="0.1in" fo:padding-right="0in" fo:wrap-option="wrap" fo:margin-left="0.139in" fo:margin-right="0.1319in" fo:margin-top="0.0091in" fo:margin-bottom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1.4008in" fo:padding-top="0in" fo:padding-bottom="0in" fo:padding-left="0.1in" fo:padding-right="0in" fo:wrap-option="wrap" fo:margin-left="0.1319in" fo:margin-right="0.139in" fo:margin-top="0.0118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9in" fo:margin-right="0.1398in" fo:margin-top="0.0146in" fo:margin-bottom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5.9008in" fo:padding-top="0in" fo:padding-bottom="0in" fo:padding-left="0.1in" fo:padding-right="0in" fo:wrap-option="wrap" fo:margin-left="0.139in" fo:margin-right="0.1319in" fo:margin-top="0.0098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11in" fo:margin-right="0.1366in" fo:margin-top="0.011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74in" fo:margin-right="0.1307in" fo:margin-top="0.0055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9in" fo:margin-right="0.1319in" fo:margin-top="0.0126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0.7535in" fo:padding-top="0in" fo:padding-bottom="0in" fo:padding-left="0.1in" fo:padding-right="0in" fo:wrap-option="wrap" fo:margin-left="0.1319in" fo:margin-right="0.1398in" fo:margin-top="0.0083in" fo:margin-bottom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189in" fo:min-width="1.0638in" fo:padding-top="0in" fo:padding-bottom="0in" fo:padding-left="0.1in" fo:padding-right="0in" fo:wrap-option="wrap" fo:margin-left="0.1339in" fo:margin-right="0.1402in" fo:margin-top="0.0071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307in" fo:min-width="1.1016in" fo:padding-top="0in" fo:padding-bottom="0in" fo:padding-left="0.1in" fo:padding-right="0in" fo:wrap-option="wrap" fo:margin-left="0.1366in" fo:margin-right="0.1311in" fo:margin-top="0.0091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OPSTARTVERSLAG <text:s/><text:tab/> <text:s text:c="3"/>Academiejaar 2016 - 2017</text:h>
      <text:p text:style-name="P1"/>
      <text:p text:style-name="P15"><text:span text:style-name="T1"><text:tab/><text:tab/><text:tab/><text:tab/><text:tab/><text:tab/><text:tab/><text:tab/></text:span><text:span text:style-name="T7">AT , E-ICT , EMA , EMK , EMO , OP</text:span></text:p>
      <text:p text:style-name="P15"><draw:custom-shape text:anchor-type="paragraph" draw:z-index="0" draw:name="Text Box 3" draw:style-name="gr1" draw:text-style-name="P25" svg:width="2.5004in" svg:height="0.2531in" svg:x="1.3154in" svg:y="-0.0028in"><text:p text:style-name="P24"><text:span text:style-name="T15">Olivier Van den Ee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4" draw:style-name="gr3" draw:text-style-name="P25" svg:width="2.5004in" svg:height="0.2531in" svg:x="4.8374in" svg:y="0.0193in"><text:p text:style-name="P24"><text:span text:style-name="T15">E-I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STUDENT(EN)</text:span><text:span text:style-name="T1"> <text:s/>1<text:tab/><text:tab/><text:tab/> <text:s text:c="38"/>Opleiding</text:span></text:p>
      <text:p text:style-name="P1"><draw:custom-shape text:anchor-type="paragraph" draw:z-index="3" draw:name="Text Box 7" draw:style-name="gr4" draw:text-style-name="P25" svg:width="1.5004in" svg:height="0.2531in" svg:x="1.9126in" svg:y="0.2071in"><text:p text:style-name="P24"><text:span text:style-name="T15">0476/20.78.49<text:tab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Text Box 8" draw:style-name="gr4" draw:text-style-name="P25" svg:width="1.5004in" svg:height="0.2531in" svg:x="4.0374in" svg:y="0.2071in"><text:p text:style-name="P24"><text:span text:style-name="T15">03/458.23.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tab/><text:tab/> <text:s text:c="7"/>GSM : <text:s text:c="45"/>Tel. </text:p>
      <text:p text:style-name="P1"><draw:custom-shape text:anchor-type="paragraph" draw:z-index="13" draw:name="Text Box 9" draw:style-name="gr13" draw:text-style-name="P25" svg:width="4.1177in" svg:height="0.2531in" svg:x="2.3138in" svg:y="0.2161in"><text:p text:style-name="P24"><text:span text:style-name="T15">Oliviervandeneede@hot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 <text:s text:c="7"/></text:p>
      <text:p text:style-name="P1"><text:s text:c="32"/>e-mail :</text:p>
      <text:p text:style-name="P1"><draw:custom-shape text:anchor-type="paragraph" draw:z-index="16" draw:name="Text Box 6" draw:style-name="gr16" draw:text-style-name="P25" svg:width="2.5004in" svg:height="0.2531in" svg:x="4.8752in" svg:y="0.202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paragraph" draw:z-index="18" draw:name="Text Box 5" draw:style-name="gr18" draw:text-style-name="P25" svg:width="2.5004in" svg:height="0.2531in" svg:x="1.3154in" svg:y="-0.0028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 <text:s text:c="3"/>2 <text:s text:c="20"/><text:tab/> <text:s text:c="38"/>Opleiding</text:p>
      <text:p text:style-name="P1"><draw:custom-shape text:anchor-type="paragraph" draw:z-index="19" draw:name="Text Box 11" draw:style-name="gr19" draw:text-style-name="P25" svg:width="1.5004in" svg:height="0.2531in" svg:x="1.8681in" svg:y="0.1874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Text Box 12" draw:style-name="gr20" draw:text-style-name="P25" svg:width="1.5004in" svg:height="0.2531in" svg:x="4.0693in" svg:y="0.1799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/text:p>
      <text:p text:style-name="P15"><text:span text:style-name="T1"><text:tab/><text:tab/></text:span><text:span text:style-name="T3"> <text:s text:c="7"/>GSM : <text:s text:c="45"/>Tel. <text:s text:c="56"/></text:span></text:p>
      <text:p text:style-name="P10"><draw:custom-shape text:anchor-type="paragraph" draw:z-index="21" draw:name="Text Box 10" draw:style-name="gr21" draw:text-style-name="P25" svg:width="4.1177in" svg:height="0.2531in" svg:x="1.9201in" svg:y="0.2161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 <text:s text:c="7"/></text:p>
      <text:p text:style-name="P15"><text:span text:style-name="T3"><text:s text:c="32"/></text:span><text:span text:style-name="T1">e-mail : </text:span></text:p>
      <text:p text:style-name="P1"/>
      <text:h text:style-name="P18" text:outline-level="7"/>
      <text:h text:style-name="P19" text:outline-level="7"><draw:custom-shape text:anchor-type="paragraph" draw:z-index="22" draw:name="Text Box 13" draw:style-name="gr22" draw:text-style-name="P25" svg:width="6.0004in" svg:height="0.2531in" svg:x="1.6807in" svg:y="0.1472in"><text:p text:style-name="P24"><text:span text:style-name="T15">Iot In gebouwenautomatisati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itel bachelorproef</text:h>
      <text:p text:style-name="P3">(definitieve)</text:p>
      <text:p text:style-name="P3"><draw:custom-shape text:anchor-type="paragraph" draw:z-index="23" draw:name="Text Box 14" draw:style-name="gr23" draw:text-style-name="P25" svg:width="4.1177in" svg:height="0.2531in" svg:x="2.0374in" svg:y="0.2071in"><text:p text:style-name="P24"><text:span text:style-name="T15">Thomas Mo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BEDRIJF / INSTELLING</text:p>
      <text:p text:style-name="P3"/>
      <text:p text:style-name="P3"><draw:custom-shape text:anchor-type="paragraph" draw:z-index="24" draw:name="Text Box 15" draw:style-name="gr24" draw:text-style-name="P25" svg:width="4.1177in" svg:height="0.2531in" svg:x="0.7417in" svg:y="0.0016in"><text:p text:style-name="Header">Jan De Nayerlaan 5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Adres</text:p>
      <text:p text:style-name="P3"><draw:custom-shape text:anchor-type="paragraph" draw:z-index="25" draw:name="Text Box 16" draw:style-name="gr25" draw:text-style-name="P25" svg:width="2.8752in" svg:height="0.2504in" svg:x="0.7429in" svg:y="0.2126in"><text:p text:style-name="Header">Sint-Katelijne-Waver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draw:custom-shape text:anchor-type="paragraph" draw:z-index="26" draw:name="Text Box 17" draw:style-name="gr26" draw:text-style-name="P25" svg:width="0.8531in" svg:height="0.2531in" svg:x="5.1846in" svg:y="-0.0043in"><text:p text:style-name="P24"><text:span text:style-name="T15">286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laats <text:s text:c="87"/>Postnummer</text:p>
      <text:p text:style-name="P2"><draw:custom-shape text:anchor-type="paragraph" draw:z-index="27" draw:name="Text Box 18" draw:style-name="gr27" draw:text-style-name="P25" svg:width="1.1634in" svg:height="0.2185in" svg:x="0.7484in" svg:y="0.2098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Text Box 19" draw:style-name="gr28" draw:text-style-name="P25" svg:width="1.2012in" svg:height="0.2303in" svg:x="2.5327in" svg:y="0.2016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Text Box 20" draw:style-name="gr6" draw:text-style-name="P25" svg:width="3.1303in" svg:height="0.2303in" svg:x="4.5945in" svg:y="0.1965in"><text:p text:style-name="P24"><text:span text:style-name="T15">Thomasmore.b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Tel. nr. <text:s text:c="38"/>Fax <text:s text:c="35"/>Website</text:p>
      <text:p text:style-name="P2"><draw:custom-shape text:anchor-type="paragraph" draw:z-index="7" draw:name="Text Box 21" draw:style-name="gr8" draw:text-style-name="P25" svg:width="2.8752in" svg:height="0.2504in" svg:x="1.4346in" svg:y="0.2138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Bedrijfspromotor</text:p>
      <text:p text:style-name="P2"/>
      <text:p text:style-name="P2"><draw:custom-shape text:anchor-type="paragraph" draw:z-index="10" draw:name="Text Box 22" draw:style-name="gr10" draw:text-style-name="P25" svg:width="3.1252in" svg:height="0.2504in" svg:x="0.6626in" svg:y="0.0126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Text Box 23" draw:style-name="gr12" draw:text-style-name="P25" svg:width="2.8752in" svg:height="0.2504in" svg:x="4.9126in" svg:y="0.0126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Functie <text:s text:c="85"/>Afdeling</text:p>
      <text:p text:style-name="P2"/>
      <text:p text:style-name="P15"><draw:custom-shape text:anchor-type="paragraph" draw:z-index="15" draw:name="Text Box 24" draw:style-name="gr15" draw:text-style-name="P25" svg:width="1.1634in" svg:height="0.2185in" svg:x="0.5453in" svg:y="0.0098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 Box 25" draw:style-name="gr2" draw:text-style-name="P25" svg:width="1.1634in" svg:height="0.2185in" svg:x="2.5965in" svg:y="-0.0016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Text Box 26" draw:style-name="gr17" draw:text-style-name="P25" svg:width="2.998in" svg:height="0.2421in" svg:x="4.6055in" svg:y="0.0134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GSM <text:s text:c="38"/>Tel.nr. <text:s text:c="36"/></text:span><text:span text:style-name="T5">e-mail <text:s text:c="3"/>sdfs</text:span></text:p>
      <text:p text:style-name="P11"/>
      <text:h text:style-name="P20" text:outline-level="7"><draw:custom-shape text:anchor-type="paragraph" draw:z-index="4" draw:name="Text Box 27" draw:style-name="gr5" draw:text-style-name="P25" svg:width="2.8752in" svg:height="0.2504in" svg:x="2.0374in" svg:y="0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CHOOLPROMOTOR</text:h>
      <text:p text:style-name="P11"><draw:custom-shape text:anchor-type="paragraph" draw:z-index="6" draw:name="Text Box 28" draw:style-name="gr7" draw:text-style-name="P25" svg:width="2.8752in" svg:height="0.2504in" svg:x="0.6181in" svg:y="0.2165in"><text:p text:style-name="Head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<text:span text:style-name="T5">e-mail <text:s text:c="79"/>Tel.nr. : <text:s text:c="2"/></text:span><text:span text:style-name="T6">015 /31 69 44 <text:s text:c="2"/>(Campus DE NAYER )</text:span></text:p>
      <text:p text:style-name="P16"><text:span text:style-name="T5"><text:s text:c="32"/></text:span><text:span text:style-name="T2">Fax : <text:s text:c="2"/></text:span><text:span text:style-name="T1">015 / 31 74 53</text:span></text:p>
      <text:p text:style-name="P12"/>
      <text:p text:style-name="P12"/>
      <text:h text:style-name="P22" text:outline-level="8">GEGEVENS Bachelorproef</text:h>
      <text:p text:style-name="P5"/>
      <text:p text:style-name="P5">Omschrijving Probleem</text:p>
      <text:p text:style-name="P5"/>
      <text:p text:style-name="P5"/>
      <text:p text:style-name="P7">Onderzoek naar de mogelijkheden en toepassingen van internet of things in de gebouwenautomatisatie 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oelstellingen van de bachelorproef (kwantitatief en moeten meetbaar zijn)</text:p>
      <text:p text:style-name="P5"/>
      <text:p text:style-name="P5"/>
      <text:p text:style-name="P7">Opstellen en onderzoeken van een embedded linux platform dat zal dienen als een interface tussen de knx-bus en iot toepassingen.</text:p>
      <text:p text:style-name="P7"/>
      <text:p text:style-name="P7">Samenstellen van verschillende ontwikkelborden tot een werkend geheel.</text:p>
      <text:p text:style-name="P7"/>
      <text:p text:style-name="P7">Builden van een custom linux systeem voor dit platform.</text:p>
      <text:p text:style-name="P7"/>
      <text:p text:style-name="P7">Code/Api ontwikkelen in c om te communiceren met de knx bus over i2c of uart.</text:p>
      <text:p text:style-name="P7"/>
      <text:p text:style-name="P7">Onderzoeken wat de configuratiemogelijkheden via ets <text:span text:style-name="T10">kunnen </text:span>zijn.</text:p>
      <text:p text:style-name="P7"/>
      <text:p text:style-name="P8">Mogelijke High-level toepassingen:</text:p>
      <text:p text:style-name="P7"/>
      <text:p text:style-name="P8"><text:tab/>Eventuele integratie met Apple homekit</text:p>
      <text:p text:style-name="P7"/>
      <text:p text:style-name="P8"><text:tab/>Elektriciteitsverbruik in huis sturen afhangkelijk van opbrengst <text:tab/>zonnenpanelen/overproductie</text:p>
      <text:p text:style-name="P5"/>
      <text:p text:style-name="P6"><text:tab/><text:span text:style-name="T14">Geofencing</text:span></text:p>
      <text:p text:style-name="P5"/>
      <text:p text:style-name="P5"/>
      <text:p text:style-name="P5"/>
      <text:p text:style-name="P5"/>
      <text:p text:style-name="P5"/>
      <text:p text:style-name="P5"/>
      <text:p text:style-name="P21">Gewenste resultaat (Wat moet er (minimaal) opgeleverd worden?)</text:p>
      <text:p text:style-name="P5"/>
      <text:p text:style-name="P5"/>
      <text:p text:style-name="P8">Werkend embedded linux systeem op onderzochte platformen.</text:p>
      <text:p text:style-name="P8"/>
      <text:p text:style-name="P8">Werkende communicatie via i2c/uart met knx bu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T4">Opmerking :<text:tab/></text:span><text:span text:style-name="T3">alle bijzondere kosten gemaakt buiten het bedrijf en/of hogeschool, evenals de verplaatsingskosten zijn ten laste van de student(en), tenzij anders overeengekomen.</text:span></text:p>
      <text:p text:style-name="P9"/>
      <text:p text:style-name="P13"><text:span text:style-name="T8">In het bedrijf is er </text:span><text:span text:style-name="T11">(*) </text:span><text:span text:style-name="T8">familie / </text:span><text:span text:style-name="T11">(*)</text:span><text:span text:style-name="T8"> geen familie van de student(en) die deel uitmaken van de begeleiding van de student(en).</text:span></text:p>
      <text:p text:style-name="P13"><text:span text:style-name="T12">(*)</text:span><text:span text:style-name="T9"> Doorhalen wat niet van toepassing is.</text:span></text:p>
      <text:p text:style-name="P9"/>
      <text:p text:style-name="P13"><draw:custom-shape text:anchor-type="paragraph" draw:z-index="9" draw:name="Text Box 29" draw:style-name="gr9" draw:text-style-name="P25" svg:width="3.3752in" svg:height="0.2941in" svg:x="1.1626in" svg:y="0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 Box 30" draw:style-name="gr11" draw:text-style-name="P25" svg:width="2.1252in" svg:height="0.3752in" svg:x="5.0374in" svg:y="0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Opgemaakt te</text:span><text:span text:style-name="T3"> <text:s text:c="89"/></text:span><text:span text:style-name="T4">op</text:span></text:p>
      <text:p text:style-name="P9"/>
      <text:p text:style-name="P4">Handtekeningen :</text:p>
      <text:p text:style-name="P9">Bedrijfspromotor<text:tab/><text:tab/>Schoolpromotor<text:tab/><text:tab/>Student 1<text:tab/><text:tab/>Student 2</text:p>
      <text:p text:style-name="P14"><draw:custom-shape text:anchor-type="paragraph" draw:z-index="14" draw:name="Text Box 2" draw:style-name="gr14" draw:text-style-name="P26" svg:width="0.3189in" svg:height="0.1906in" svg:x="-0.8626in" svg:y="1.9665in"><text:p text:style-name="Frame_20_contents"><text:span text:style-name="T13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9d9d9"/>
      <style:paragraph-properties fo:margin-top="0.222in" fo:margin-bottom="0.1665in" loext:contextual-spacing="false" fo:background-color="#d9d9d9" fo:padding-left="0.139in" fo:padding-right="0.139in" fo:padding-top="0.028in" fo:padding-bottom="0.028in" fo:border="0.51pt solid #f2f2f2"/>
      <style:text-properties fo:font-size="11pt" fo:language="nl" fo:country="BE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Noto Sans CJK SC Regular" style:font-family-asian="'Noto Sans CJK SC Regular'" style:font-family-generic-asian="system" style:font-pitch-asian="variable" style:font-style-asian="italic" style:font-name-complex="FreeSans" style:font-family-complex="FreeSans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57:12.740440368</meta:creation-date>
    <dc:date>2017-02-16T10:00:04.217347194</dc:date>
    <meta:editing-duration>PT2M2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57" meta:word-count="280" meta:character-count="2839" meta:non-whitespace-character-count="1698"/>
  </office:meta>
</office:document-meta>
</file>